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DB4000009B0B13FD3AD.png" manifest:media-type=""/>
  <manifest:file-entry manifest:full-path="Pictures/1000020100000DB4000009B0DAE796E8.png" manifest:media-type=""/>
  <manifest:file-entry manifest:full-path="Pictures/1000020100000DB4000009B0A101CFBE.png" manifest:media-type=""/>
  <manifest:file-entry manifest:full-path="Pictures/1000020100000DB4000009B09AF563C2.png" manifest:media-type=""/>
  <manifest:file-entry manifest:full-path="Pictures/1000020100000DB4000009B075820FA0.png" manifest:media-type=""/>
  <manifest:file-entry manifest:full-path="Pictures/1000020100000DB4000009B058459D2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width="29.7cm" svg:height="21.001cm" draw:z-index="0">
        <draw:image xlink:href="Pictures/1000020100000DB4000009B058459D2C.png" xlink:type="simple" xlink:show="embed" xlink:actuate="onLoad"/>
      </draw:frame>
      <draw:frame draw:style-name="fr1" draw:name="images2" text:anchor-type="page" text:anchor-page-number="2" svg:width="29.69cm" svg:height="21.001cm" draw:z-index="1">
        <draw:image xlink:href="Pictures/1000020100000DB4000009B0A101CFBE.png" xlink:type="simple" xlink:show="embed" xlink:actuate="onLoad"/>
      </draw:frame>
      <draw:frame draw:style-name="fr1" draw:name="images3" text:anchor-type="page" text:anchor-page-number="3" svg:width="29.69cm" svg:height="21.001cm" draw:z-index="2">
        <draw:image xlink:href="Pictures/1000020100000DB4000009B075820FA0.png" xlink:type="simple" xlink:show="embed" xlink:actuate="onLoad"/>
      </draw:frame>
      <draw:frame draw:style-name="fr1" draw:name="images4" text:anchor-type="page" text:anchor-page-number="4" svg:width="29.69cm" svg:height="21.001cm" draw:z-index="3">
        <draw:image xlink:href="Pictures/1000020100000DB4000009B0DAE796E8.png" xlink:type="simple" xlink:show="embed" xlink:actuate="onLoad"/>
      </draw:frame>
      <draw:frame draw:style-name="fr1" draw:name="images5" text:anchor-type="page" text:anchor-page-number="5" svg:width="29.69cm" svg:height="21.001cm" draw:z-index="4">
        <draw:image xlink:href="Pictures/1000020100000DB4000009B09AF563C2.png" xlink:type="simple" xlink:show="embed" xlink:actuate="onLoad"/>
      </draw:frame>
      <draw:frame draw:style-name="fr1" draw:name="images6" text:anchor-type="page" text:anchor-page-number="6" svg:width="29.69cm" svg:height="21.001cm" draw:z-index="5">
        <draw:image xlink:href="Pictures/1000020100000DB4000009B0B13FD3AD.png" xlink:type="simple" xlink:show="embed" xlink:actuate="onLoad"/>
      </draw:frame>
      <text:p text:style-name="Standard"/>
      <text:p text:style-name="Standard"><text:soft-page-break/></text:p>
      <text:p text:style-name="Standard"><text:soft-page-break/></text:p>
      <text:p text:style-name="Standard"><text:soft-page-break/></text:p>
      <text:p text:style-name="Standard"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 </meta:initial-creator>
    <meta:creation-date>2013-06-20T19:05:48</meta:creation-date>
    <dc:date>2013-06-21T19:25:17</dc:date>
    <dc:creator>Mat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